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</office:font-face-decls>
  <office:automatic-styles>
    <style:style style:name="T1" style:family="text">
      <style:text-properties fo:font-style="italic"/>
    </style:style>
    <style:style style:name="T2" style:family="text">
      <style:text-properties style:font-name="Courier"/>
    </style:style>
    <style:style style:name="Sect1" style:family="section"/>
    <style:page-layout style:name="PLayout2">
      <style:page-layout-properties fo:margin-top="28.000000mm" fo:margin-bottom="28.000000mm" fo:margin-left="28.000000mm" fo:margin-right="28.000000mm"/>
    </style:page-layout>
    <style:page-layout style:name="Standard">
      <style:page-layout-properties fo:margin-top="28.000000mm" fo:margin-bottom="28.000000mm" fo:margin-left="28.000000mm" fo:margin-right="28.000000mm"/>
    </style:page-layout>
  </office:automatic-styles>
  <office:body>
    <office:text>
      <text:section text:style-name="Sect1" text:name="Section1">
        <text:p text:style-name="Heading 1">gvSIG</text:p>
        <text:p text:style-name="Heading 2">About</text:p>
        <text:p text:style-name="Normal"><text:a xlink:href="http://gvsig.org/">gvSIG</text:a> is a Geographic Information System (GIS), that is, a desktop application designed for capturing, storing, handling, analyzing and deploying any kind of referenced geographic information in order to solve complex management and planning problems. gvSIG is known for having a user-friendly interface, being able to access the most common formats, both vector and raster ones. It features a wide range of tools for working with geographic-like information (query tools, layout creation, geoprocessing, networks, etc.), which turns gvSIG into the ideal tool for users working in the land realm. </text:p>
        <text:p text:style-name="Heading 2">Running</text:p>
        <text:p text:style-name="Normal">To run gvSIG on the Live DVD, click on the gvSIG icon on the desktop. </text:p>
        <text:p text:style-name="Heading 3">Loading geodata</text:p>
        <text:p text:style-name="Normal">gvSIG can load lots of local data (raster and vector formats) as well as any OGC service (WxS) and other propietary formats like ArcIMS or Oracle databases. Open gvSIG, create a view, set up your working projection (view properties) and start adding geodata with the <text:span text:style-name="T1">View-&gt;Add layer</text:span> dialog. </text:p>
        <text:p text:style-name="Normal">You can load several shapefiles and images from <text:span text:style-name="T2">/usr/local/share/openjump-data</text:span> or <text:span text:style-name="T2">/usr/local/share/qgis-data</text:span> as well as any other sample data loaded or OGC service configured on the disc. </text:p>
        <text:p text:style-name="Heading 3">Example Projects</text:p>
        <text:p text:style-name="Normal">There is a sample project at <text:span text:style-name="T2">/home/user/gvSIG/sample-project.gvp</text:span> folder. You can load it with gvSIG and see some sample styled data as well as a sample map. </text:p>
        <text:p text:style-name="Heading 2">Getting Started</text:p>
        <text:p text:style-name="Normal">You can look for help at user documentation on <text:a xlink:href="file:///usr/local/share/gvsig/gvSIG-1_1-man-v1-en.pdf">gvSIG English Manual</text:a> (PDF). Note that this manual refers to 1.1.2 version as gvSIG doesn't have at this time a published manual of new features in English. Visit the gvSIG community website at <text:a xlink:href="http://gvsig.org/">http://gvsig.org</text:a> for more updated manuals and docs. </text:p>
        <text:p text:style-name="Normal"/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Liberation Serif" svg:font-family="Liberation Serif"/>
  </office:font-face-decls>
  <office:styles>
    <style:style style:name="Heading 3" style:family="paragraph" style:parent-style-name="Normal" style:next-style-name="Normal">
      <style:paragraph-properties fo:margin-top="22pt" fo:margin-bottom="3pt"/>
      <style:text-properties style:font-name="Liberation Sans" fo:font-size="12pt" fo:font-weight="bold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/>
      <style:text-properties style:font-name="Liberation Sans" fo:font-size="14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